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Mono" svg:font-family="'Fira Mono', 'Source Code Pro', monospace"/>
    <style:font-face style:name="Fira Sans" svg:font-family="'Fira Sans', 'Source Sans Pro', Helvetica, Arial, sans-serif"/>
    <style:font-face style:name="Lohit Devanagari1" svg:font-family="'Lohit Devanagari'"/>
    <style:font-face style:name="Tahoma" svg:font-family="Tahoma, Helvetica, Arial, STHeiti"/>
    <style:font-face style:name="tahoma" svg:font-family="tahoma, helvetica, 'microsoft yahei', arial"/>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margin-left="0in" fo:margin-right="0in" fo:margin-top="0.0728in" fo:margin-bottom="0.1043in" style:contextual-spacing="false" fo:line-height="150%" fo:text-indent="0in" style:auto-text-indent="false"/>
      <style:text-properties fo:font-variant="normal" fo:text-transform="none" fo:color="#454545" fo:letter-spacing="normal"/>
    </style:style>
    <style:style style:name="P2" style:family="paragraph" style:parent-style-name="Text_20_body">
      <style:paragraph-properties fo:margin-left="0in" fo:margin-right="0in" fo:margin-top="0in" fo:margin-bottom="0in" style:contextual-spacing="false" fo:line-height="150%" fo:text-indent="0in" style:auto-text-indent="false" fo:padding="0in" fo:border="none"/>
    </style:style>
    <style:style style:name="P3" style:family="paragraph" style:parent-style-name="Heading_20_2">
      <style:text-properties fo:font-variant="normal" fo:text-transform="none" fo:color="#3a3a3a" style:font-name="tahoma" fo:font-size="15pt" fo:letter-spacing="normal" fo:font-style="normal" fo:font-weight="normal"/>
    </style:style>
    <style:style style:name="P4" style:family="paragraph" style:parent-style-name="Text_20_body">
      <style:paragraph-properties fo:margin-left="0in" fo:margin-right="0in" fo:margin-top="0in" fo:margin-bottom="0in" style:contextual-spacing="false" fo:text-indent="0in" style:auto-text-indent="false"/>
    </style:style>
    <style:style style:name="P5" style:family="paragraph" style:parent-style-name="List_20_Heading">
      <style:paragraph-properties fo:margin-left="0in" fo:margin-right="0in" fo:margin-top="0in" fo:margin-bottom="0.1965in" style:contextual-spacing="false" fo:line-height="137%" fo:text-indent="0in" style:auto-text-indent="false"/>
    </style:style>
    <style:style style:name="T1" style:family="text">
      <style:text-properties style:font-name="Tahoma" fo:font-size="10.5pt" fo:font-style="normal" fo:font-weight="normal"/>
    </style:style>
    <style:style style:name="T2" style:family="text">
      <style:text-properties style:font-name-asian="Tahoma" style:font-size-asian="10.5pt" style:font-style-asian="normal" style:font-weight-asian="normal"/>
    </style:style>
    <style:style style:name="T3" style:family="text">
      <style:text-properties fo:font-variant="normal" fo:text-transform="none" fo:color="#454545" style:font-name="Tahoma" fo:font-size="10.5pt" fo:letter-spacing="normal" fo:font-style="normal" fo:font-weight="normal"/>
    </style:style>
    <style:style style:name="T4" style:family="text">
      <style:text-properties fo:font-variant="normal" fo:text-transform="none" fo:color="#454545" fo:letter-spacing="normal" style:font-name-asian="Tahoma" style:font-size-asian="10.5pt" style:font-style-asian="normal" style:font-weight-asian="normal"/>
    </style:style>
    <style:style style:name="T5" style:family="text">
      <style:text-properties fo:font-variant="normal" fo:text-transform="none" fo:color="#333333" style:font-name="Fira Sans" fo:font-size="12pt" fo:letter-spacing="normal" fo:font-style="normal" fo:font-weight="normal"/>
    </style:style>
    <style:style style:name="T6" style:family="text">
      <style:text-properties fo:font-variant="normal" fo:text-transform="none" fo:color="#336699" style:text-line-through-style="none" style:text-line-through-type="none" style:font-name="Fira Sans" fo:font-size="12pt" fo:letter-spacing="normal" fo:font-style="normal" style:text-underline-style="none" fo:font-weight="normal" style:text-blinking="false" fo:padding="0in" fo:border="none"/>
    </style:style>
    <style:style style:name="T7" style:family="text">
      <style:text-properties fo:font-variant="normal" fo:text-transform="none" fo:color="#336699" style:font-name="Fira Mono" fo:font-size="12pt" fo:letter-spacing="normal" fo:font-style="normal" fo:font-weight="normal"/>
    </style:style>
    <style:style style:name="T8" style:family="text">
      <style:text-properties fo:color="#336699" style:text-line-through-style="none" style:text-line-through-type="none" style:text-underline-style="none" style:text-blinking="false" fo:padding="0in" fo:border="non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erversignature and serverTokens</text:h>
      <text:section text:style-name="Sect1" text:name="content">
        <text:p text:style-name="P1"><text:span text:style-name="T1">apache </text:span><text:span text:style-name="T2">参数</text:span></text:p>
        <text:p text:style-name="P2"><text:span text:style-name="Strong_20_Emphasis"><text:span text:style-name="T3">ServerTokens </text:span></text:span><text:span text:style-name="Strong_20_Emphasis"><text:span text:style-name="T4">指令</text:span></text:span></text:p>
        <text:p text:style-name="P2"><text:span text:style-name="T3"><text:line-break/></text:span><text:span text:style-name="T4">说明</text:span><text:span text:style-name="T3">: </text:span><text:span text:style-name="T4">配置服务器</text:span><text:span text:style-name="T3">HTTP</text:span><text:span text:style-name="T4">回应头</text:span><text:span text:style-name="T3"><text:line-break/></text:span><text:span text:style-name="T4">语法</text:span><text:span text:style-name="T3">: ServerTokens Major|Minor|Minimal|ProductOnly|OS|Full<text:line-break/></text:span><text:span text:style-name="T4">默认值</text:span><text:span text:style-name="T3">: ServerTokens Full<text:line-break/></text:span><text:span text:style-name="T4">上下文</text:span><text:span text:style-name="T3">: </text:span><text:span text:style-name="T4">服务器配置</text:span><text:span text:style-name="T3"><text:line-break/></text:span><text:span text:style-name="T4">状态</text:span><text:span text:style-name="T3">: </text:span><text:span text:style-name="T4">核心</text:span><text:span text:style-name="T3"><text:line-break/></text:span><text:span text:style-name="T4">模块</text:span><text:span text:style-name="T3">: core<text:line-break/><text:line-break/></text:span><text:span text:style-name="T4">此指令控制了</text:span><text:span text:style-name="T3">Server</text:span><text:span text:style-name="T4">回送给客户端的回应头域是否包含关于服务器</text:span><text:span text:style-name="T3">OS</text:span><text:span text:style-name="T4">类型和编译进的模块描述信息。</text:span><text:span text:style-name="T3"><text:line-break/><text:line-break/>ServerTokens Prod[uctOnly]<text:line-break/></text:span><text:span text:style-name="T4">服务器会发送（比如说）：</text:span><text:span text:style-name="T3">Server:Apache<text:line-break/>ServerTokens Major<text:line-break/></text:span><text:span text:style-name="T4">服务器会发送（比如说）：</text:span><text:span text:style-name="T3">Server:Apache/2<text:line-break/>ServerTokens Minor<text:line-break/></text:span><text:span text:style-name="T4">服务器会发送（比如说）：</text:span><text:span text:style-name="T3">Server:Apache/2.0<text:line-break/>ServerTokens Min[imal]<text:line-break/></text:span><text:span text:style-name="T4">服务器会发送（比如说）：</text:span><text:span text:style-name="T3">Server:Apache/2.0.41<text:line-break/>ServerTokens OS<text:line-break/></text:span><text:span text:style-name="T4">服务器会发送（比如说）：</text:span><text:span text:style-name="T3">Server: Apache/2.0.41 (Unix)<text:line-break/>ServerTokens Full (or not specified)<text:line-break/></text:span><text:span text:style-name="T4">服务器会发送（比如说）：</text:span><text:span text:style-name="T3">Server: Apache/2.0.41 (Unix) PHP/4.2.2 MyMod/1.2<text:line-break/></text:span><text:span text:style-name="T4">此设置将施用与整个服务器，而且不能在虚拟主机的管理层次上予以启用或禁用。</text:span><text:span text:style-name="T3"><text:line-break/><text:line-break/><text:line-break/></text:span><text:span text:style-name="Strong_20_Emphasis"><text:span text:style-name="T3">ServerSignature </text:span></text:span><text:span text:style-name="Strong_20_Emphasis"><text:span text:style-name="T4">指令</text:span></text:span></text:p>
        <text:p text:style-name="P2"><text:span text:style-name="Strong_20_Emphasis"><text:span text:style-name="T3"><text:line-break/></text:span></text:span><text:span text:style-name="Strong_20_Emphasis"><text:span text:style-name="T4">说明</text:span></text:span><text:span text:style-name="Strong_20_Emphasis"><text:span text:style-name="T3">: </text:span></text:span><text:span text:style-name="Strong_20_Emphasis"><text:span text:style-name="T4">配置服务器生成页面的页脚</text:span></text:span><text:span text:style-name="Strong_20_Emphasis"><text:span text:style-name="T3"><text:line-break/></text:span></text:span><text:span text:style-name="Strong_20_Emphasis"><text:span text:style-name="T4">语法</text:span></text:span><text:span text:style-name="Strong_20_Emphasis"><text:span text:style-name="T3">: ServerSignature On|Off|EMail<text:line-break/></text:span></text:span><text:soft-page-break/><text:span text:style-name="Strong_20_Emphasis"><text:span text:style-name="T4">默认值</text:span></text:span><text:span text:style-name="Strong_20_Emphasis"><text:span text:style-name="T3">: ServerSignature Off<text:line-break/></text:span></text:span><text:span text:style-name="Strong_20_Emphasis"><text:span text:style-name="T4">上下文</text:span></text:span><text:span text:style-name="Strong_20_Emphasis"><text:span text:style-name="T3">: </text:span></text:span><text:span text:style-name="Strong_20_Emphasis"><text:span text:style-name="T4">服务器配置</text:span></text:span><text:span text:style-name="Strong_20_Emphasis"><text:span text:style-name="T3">, </text:span></text:span><text:span text:style-name="Strong_20_Emphasis"><text:span text:style-name="T4">虚拟主机</text:span></text:span><text:span text:style-name="Strong_20_Emphasis"><text:span text:style-name="T3">, </text:span></text:span><text:span text:style-name="Strong_20_Emphasis"><text:span text:style-name="T4">目录</text:span></text:span><text:span text:style-name="Strong_20_Emphasis"><text:span text:style-name="T3">, .htaccess<text:line-break/></text:span></text:span><text:span text:style-name="Strong_20_Emphasis"><text:span text:style-name="T4">覆盖项</text:span></text:span><text:span text:style-name="Strong_20_Emphasis"><text:span text:style-name="T3">: All<text:line-break/></text:span></text:span><text:span text:style-name="Strong_20_Emphasis"><text:span text:style-name="T4">状态</text:span></text:span><text:span text:style-name="Strong_20_Emphasis"><text:span text:style-name="T3">: </text:span></text:span><text:span text:style-name="Strong_20_Emphasis"><text:span text:style-name="T4">核心</text:span></text:span><text:span text:style-name="Strong_20_Emphasis"><text:span text:style-name="T3"><text:line-break/></text:span></text:span><text:span text:style-name="Strong_20_Emphasis"><text:span text:style-name="T4">模块</text:span></text:span><text:span text:style-name="Strong_20_Emphasis"><text:span text:style-name="T3">: core<text:line-break/><text:line-break/>ServerSignature</text:span></text:span><text:span text:style-name="Strong_20_Emphasis"><text:span text:style-name="T4">指令允许您配置服务器端生成文档的页脚（错误信息、</text:span></text:span><text:span text:style-name="Strong_20_Emphasis"><text:span text:style-name="T3">mod_proxy</text:span></text:span><text:span text:style-name="Strong_20_Emphasis"><text:span text:style-name="T4">的</text:span></text:span><text:span text:style-name="Strong_20_Emphasis"><text:span text:style-name="T3">ftp</text:span></text:span><text:span text:style-name="Strong_20_Emphasis"><text:span text:style-name="T4">目录列表、</text:span></text:span><text:span text:style-name="Strong_20_Emphasis"><text:span text:style-name="T3">mod_info</text:span></text:span><text:span text:style-name="Strong_20_Emphasis"><text:span text:style-name="T4">的输出）。您启用这个页脚的原因主要在于处于一个代理服务器链中的时候，用户基本无法辨识出究竟是链中的哪个服务器真正产生了返回的错误信息。</text:span></text:span><text:span text:style-name="Strong_20_Emphasis"><text:span text:style-name="T3"><text:line-break/></text:span></text:span><text:span text:style-name="Strong_20_Emphasis"><text:span text:style-name="T4">默认的</text:span></text:span><text:span text:style-name="Strong_20_Emphasis"><text:span text:style-name="T3">Off</text:span></text:span><text:span text:style-name="Strong_20_Emphasis"><text:span text:style-name="T4">设定没有错误行（这样便与</text:span></text:span><text:span text:style-name="Strong_20_Emphasis"><text:span text:style-name="T3">Apache 1.2</text:span></text:span><text:span text:style-name="Strong_20_Emphasis"><text:span text:style-name="T4">及更旧版本兼容）。采用</text:span></text:span><text:span text:style-name="Strong_20_Emphasis"><text:span text:style-name="T3">On</text:span></text:span><text:span text:style-name="Strong_20_Emphasis"><text:span text:style-name="T4">会简单的增加一行关于服务器版本和正在伺服的虚拟主机的</text:span></text:span><text:span text:style-name="Strong_20_Emphasis"><text:span text:style-name="T3">ServerName</text:span></text:span><text:span text:style-name="Strong_20_Emphasis"><text:span text:style-name="T4">，而</text:span></text:span><text:span text:style-name="Strong_20_Emphasis"><text:span text:style-name="T3">EMail</text:span></text:span><text:span text:style-name="Strong_20_Emphasis"><text:span text:style-name="T4">设置会如文档中说明的那样额外创建一个指向</text:span></text:span><text:span text:style-name="Strong_20_Emphasis"><text:span text:style-name="T3">ServerAdmin</text:span></text:span><text:span text:style-name="Strong_20_Emphasis"><text:span text:style-name="T4">的</text:span></text:span><text:span text:style-name="Strong_20_Emphasis"><text:span text:style-name="T3">"mailto:"</text:span></text:span><text:span text:style-name="Strong_20_Emphasis"><text:span text:style-name="T4">部分。</text:span></text:span></text:p>
      </text:section>
      <text:p text:style-name="Standard"/>
      <text:p text:style-name="P5"><text:bookmark text:name="ini.expose-php"/><text:span text:style-name="Source_20_Text"><text:span text:style-name="T7">expose_php</text:span></text:span><text:span text:style-name="T5"> </text:span><text:a xlink:type="simple" xlink:href="http://php.net/manual/zh/language.types.boolean.php"><text:span text:style-name="T6">boolean</text:span></text:a></text:p>
      <text:p text:style-name="P4">决定是否暴露 PHP 被安装在服务器上（例如在 Web 服务器的信息头中加上其签名：X-Powered-By: PHP/5.3.7)。 The PHP logo guids are also exposed, thus appending them to the URL of a PHP enabled site will display the appropriate logo (e.g., <text:a xlink:type="simple" xlink:href="http://www.php.net/?=PHPE9568F34-D428-11d2-A769-00AA001ACF42"><text:span text:style-name="T8">» http://www.php.net/?=PHPE9568F34-D428-11d2-A769-00AA001ACF42</text:span></text:a>). This also affects the output of <text:a xlink:type="simple" xlink:href="http://php.net/manual/zh/function.phpinfo.php"><text:span text:style-name="T8">phpinfo()</text:span></text:a>, as when disabled, the PHP logo and credits information will not be displayed.</text:p>
      <text:p text:style-name="P4">See also <text:a xlink:type="simple" xlink:href="http://php.net/manual/zh/function.php-logo-guid.php"><text:span text:style-name="T8">php_logo_guid()</text:span></text:a> and <text:a xlink:type="simple" xlink:href="http://php.net/manual/zh/function.phpcredits.php"><text:span text:style-name="T8">phpcredits()</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ira Mono" svg:font-family="'Fira Mono', 'Source Code Pro', monospace"/>
    <style:font-face style:name="Fira Sans" svg:font-family="'Fira Sans', 'Source Sans Pro', Helvetica, Arial, sans-serif"/>
    <style:font-face style:name="Lohit Devanagari1" svg:font-family="'Lohit Devanagari'"/>
    <style:font-face style:name="Tahoma" svg:font-family="Tahoma, Helvetica, Arial, STHeiti"/>
    <style:font-face style:name="tahoma" svg:font-family="tahoma, helvetica, 'microsoft yahei', arial"/>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17:37:21.584079675</meta:creation-date>
    <dc:date>2014-11-18T17:56:08.271267235</dc:date>
    <meta:editing-duration>P0D</meta:editing-duration>
    <meta:editing-cycles>2</meta:editing-cycles>
    <meta:generator>LibreOffice/4.2.7.2$Linux_X86_64 LibreOffice_project/420$Build-2</meta:generator>
    <meta:document-statistic meta:table-count="0" meta:image-count="0" meta:object-count="0" meta:page-count="2" meta:paragraph-count="8" meta:word-count="566" meta:character-count="1487" meta:non-whitespace-character-count="1355"/>
  </office:meta>
</office:document-meta>
</file>